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 style:data-style-name="N3"/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61.63" calcext:value-type="float">
            <text:p>261,63</text:p>
          </table:table-cell>
          <table:table-cell table:style-name="ce1" table:formula="of:=8000/[.B1]" office:value-type="float" office:value="30.5775331575125" calcext:value-type="float">
            <text:p>30,5775331575</text:p>
          </table:table-cell>
          <table:table-cell table:formula="of:=[.C1]*4" office:value-type="float" office:value="122.31013263005" calcext:value-type="float">
            <text:p>122</text:p>
          </table:table-cell>
          <table:table-cell table:formula="of:=16384/[.D1]" office:value-type="float" office:value="133.95456" calcext:value-type="float">
            <text:p>134</text:p>
          </table:table-cell>
          <table:table-cell table:formula="of:=9375/[.B1]" office:value-type="float" office:value="35.83304666896" calcext:value-type="float">
            <text:p>35,833046669</text:p>
          </table:table-cell>
          <table:table-cell table:formula="of:=[.F1]*4" office:value-type="float" office:value="143.33218667584" calcext:value-type="float">
            <text:p>143</text:p>
          </table:table-cell>
          <table:table-cell table:formula="of:=16384/[.G1]" office:value-type="float" office:value="114.3078912" calcext:value-type="float">
            <text:p>114</text:p>
          </table:table-cell>
          <table:table-cell table:formula="of:=9600/[.B1]" office:value-type="float" office:value="36.693039789015" calcext:value-type="float">
            <text:p>36,693039789</text:p>
          </table:table-cell>
          <table:table-cell table:formula="of:=[.I1]*4" office:value-type="float" office:value="146.77215915606" calcext:value-type="float">
            <text:p>147</text:p>
          </table:table-cell>
          <table:table-cell table:formula="of:=16384/[.J1]" office:value-type="float" office:value="111.6288" calcext:value-type="float">
            <text:p>112</text:p>
          </table:table-cell>
        </table:table-row>
        <table:table-row table:style-name="ro1">
          <table:table-cell table:style-name="ce1" office:value-type="string" calcext:value-type="string">
            <text:p>C#4/Db4</text:p>
          </table:table-cell>
          <table:table-cell table:style-name="ce1" office:value-type="float" office:value="277.18" calcext:value-type="float">
            <text:p>277,18</text:p>
          </table:table-cell>
          <table:table-cell table:style-name="ce1" table:formula="of:=8000/[.B2]" office:value-type="float" office:value="28.8621112634389" calcext:value-type="float">
            <text:p>28,8621112634</text:p>
          </table:table-cell>
          <table:table-cell table:formula="of:=[.C2]*4" office:value-type="float" office:value="115.448445053756" calcext:value-type="float">
            <text:p>115</text:p>
          </table:table-cell>
          <table:table-cell table:formula="of:=16384/[.D2]" office:value-type="float" office:value="141.91616" calcext:value-type="float">
            <text:p>142</text:p>
          </table:table-cell>
          <table:table-cell table:formula="of:=9375/[.B2]" office:value-type="float" office:value="33.8227866368425" calcext:value-type="float">
            <text:p>33,8227866368</text:p>
          </table:table-cell>
          <table:table-cell table:formula="of:=[.F2]*4" office:value-type="float" office:value="135.29114654737" calcext:value-type="float">
            <text:p>135</text:p>
          </table:table-cell>
          <table:table-cell table:formula="of:=16384/[.G2]" office:value-type="float" office:value="121.101789866667" calcext:value-type="float">
            <text:p>121</text:p>
          </table:table-cell>
          <table:table-cell table:formula="of:=9600/[.B2]" office:value-type="float" office:value="34.6345335161267" calcext:value-type="float">
            <text:p>34,6345335161</text:p>
          </table:table-cell>
          <table:table-cell table:formula="of:=[.I2]*4" office:value-type="float" office:value="138.538134064507" calcext:value-type="float">
            <text:p>139</text:p>
          </table:table-cell>
          <table:table-cell table:formula="of:=16384/[.J2]" office:value-type="float" office:value="118.263466666667" calcext:value-type="float">
            <text:p>118</text:p>
          </table:table-cell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93.66" calcext:value-type="float">
            <text:p>293,66</text:p>
          </table:table-cell>
          <table:table-cell table:style-name="ce1" table:formula="of:=8000/[.B3]" office:value-type="float" office:value="27.2423891575291" calcext:value-type="float">
            <text:p>27,2423891575</text:p>
          </table:table-cell>
          <table:table-cell table:formula="of:=[.C3]*4" office:value-type="float" office:value="108.969556630116" calcext:value-type="float">
            <text:p>109</text:p>
          </table:table-cell>
          <table:table-cell table:formula="of:=16384/[.D3]" office:value-type="float" office:value="150.35392" calcext:value-type="float">
            <text:p>150</text:p>
          </table:table-cell>
          <table:table-cell table:formula="of:=9375/[.B3]" office:value-type="float" office:value="31.9246747939794" calcext:value-type="float">
            <text:p>31,924674794</text:p>
          </table:table-cell>
          <table:table-cell table:formula="of:=[.F3]*4" office:value-type="float" office:value="127.698699175918" calcext:value-type="float">
            <text:p>128</text:p>
          </table:table-cell>
          <table:table-cell table:formula="of:=16384/[.G3]" office:value-type="float" office:value="128.302011733333" calcext:value-type="float">
            <text:p>128</text:p>
          </table:table-cell>
          <table:table-cell table:formula="of:=9600/[.B3]" office:value-type="float" office:value="32.6908669890349" calcext:value-type="float">
            <text:p>32,690866989</text:p>
          </table:table-cell>
          <table:table-cell table:formula="of:=[.I3]*4" office:value-type="float" office:value="130.76346795614" calcext:value-type="float">
            <text:p>131</text:p>
          </table:table-cell>
          <table:table-cell table:formula="of:=16384/[.J3]" office:value-type="float" office:value="125.294933333333" calcext:value-type="float">
            <text:p>125</text:p>
          </table:table-cell>
        </table:table-row>
        <table:table-row table:style-name="ro1">
          <table:table-cell table:style-name="ce1" office:value-type="string" calcext:value-type="string">
            <text:p>D#4/Eb4</text:p>
          </table:table-cell>
          <table:table-cell table:style-name="ce1" office:value-type="float" office:value="311.13" calcext:value-type="float">
            <text:p>311,13</text:p>
          </table:table-cell>
          <table:table-cell table:style-name="ce1" table:formula="of:=8000/[.B4]" office:value-type="float" office:value="25.7127245845788" calcext:value-type="float">
            <text:p>25,7127245846</text:p>
          </table:table-cell>
          <table:table-cell table:formula="of:=[.C4]*4" office:value-type="float" office:value="102.850898338315" calcext:value-type="float">
            <text:p>103</text:p>
          </table:table-cell>
          <table:table-cell table:formula="of:=16384/[.D4]" office:value-type="float" office:value="159.29856" calcext:value-type="float">
            <text:p>159</text:p>
          </table:table-cell>
          <table:table-cell table:formula="of:=9375/[.B4]" office:value-type="float" office:value="30.1320991225533" calcext:value-type="float">
            <text:p>30,1320991226</text:p>
          </table:table-cell>
          <table:table-cell table:formula="of:=[.F4]*4" office:value-type="float" office:value="120.528396490213" calcext:value-type="float">
            <text:p>121</text:p>
          </table:table-cell>
          <table:table-cell table:formula="of:=16384/[.G4]" office:value-type="float" office:value="135.9347712" calcext:value-type="float">
            <text:p>136</text:p>
          </table:table-cell>
          <table:table-cell table:formula="of:=9600/[.B4]" office:value-type="float" office:value="30.8552695014946" calcext:value-type="float">
            <text:p>30,8552695015</text:p>
          </table:table-cell>
          <table:table-cell table:formula="of:=[.I4]*4" office:value-type="float" office:value="123.421078005978" calcext:value-type="float">
            <text:p>123</text:p>
          </table:table-cell>
          <table:table-cell table:formula="of:=16384/[.J4]" office:value-type="float" office:value="132.7488" calcext:value-type="float">
            <text:p>133</text:p>
          </table:table-cell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29.63" calcext:value-type="float">
            <text:p>329,63</text:p>
          </table:table-cell>
          <table:table-cell table:style-name="ce1" table:formula="of:=8000/[.B5]" office:value-type="float" office:value="24.2696356520948" calcext:value-type="float">
            <text:p>24,2696356521</text:p>
          </table:table-cell>
          <table:table-cell table:formula="of:=[.C5]*4" office:value-type="float" office:value="97.0785426083791" calcext:value-type="float">
            <text:p>97</text:p>
          </table:table-cell>
          <table:table-cell table:formula="of:=16384/[.D5]" office:value-type="float" office:value="168.77056" calcext:value-type="float">
            <text:p>169</text:p>
          </table:table-cell>
          <table:table-cell table:formula="of:=9375/[.B5]" office:value-type="float" office:value="28.4409792797986" calcext:value-type="float">
            <text:p>28,4409792798</text:p>
          </table:table-cell>
          <table:table-cell table:formula="of:=[.F5]*4" office:value-type="float" office:value="113.763917119194" calcext:value-type="float">
            <text:p>114</text:p>
          </table:table-cell>
          <table:table-cell table:formula="of:=16384/[.G5]" office:value-type="float" office:value="144.017544533333" calcext:value-type="float">
            <text:p>144</text:p>
          </table:table-cell>
          <table:table-cell table:formula="of:=9600/[.B5]" office:value-type="float" office:value="29.1235627825137" calcext:value-type="float">
            <text:p>29,1235627825</text:p>
          </table:table-cell>
          <table:table-cell table:formula="of:=[.I5]*4" office:value-type="float" office:value="116.494251130055" calcext:value-type="float">
            <text:p>116</text:p>
          </table:table-cell>
          <table:table-cell table:formula="of:=16384/[.J5]" office:value-type="float" office:value="140.642133333333" calcext:value-type="float">
            <text:p>141</text:p>
          </table:table-cell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49.23" calcext:value-type="float">
            <text:p>349,23</text:p>
          </table:table-cell>
          <table:table-cell table:style-name="ce1" table:formula="of:=8000/[.B6]" office:value-type="float" office:value="22.9075394439195" calcext:value-type="float">
            <text:p>22,9075394439</text:p>
          </table:table-cell>
          <table:table-cell table:formula="of:=[.C6]*4" office:value-type="float" office:value="91.6301577756779" calcext:value-type="float">
            <text:p>92</text:p>
          </table:table-cell>
          <table:table-cell table:formula="of:=16384/[.D6]" office:value-type="float" office:value="178.80576" calcext:value-type="float">
            <text:p>179</text:p>
          </table:table-cell>
          <table:table-cell table:formula="of:=9375/[.B6]" office:value-type="float" office:value="26.8447727858431" calcext:value-type="float">
            <text:p>26,8447727858</text:p>
          </table:table-cell>
          <table:table-cell table:formula="of:=[.F6]*4" office:value-type="float" office:value="107.379091143373" calcext:value-type="float">
            <text:p>107</text:p>
          </table:table-cell>
          <table:table-cell table:formula="of:=16384/[.G6]" office:value-type="float" office:value="152.5809152" calcext:value-type="float">
            <text:p>153</text:p>
          </table:table-cell>
          <table:table-cell table:formula="of:=9600/[.B6]" office:value-type="float" office:value="27.4890473327034" calcext:value-type="float">
            <text:p>27,4890473327</text:p>
          </table:table-cell>
          <table:table-cell table:formula="of:=[.I6]*4" office:value-type="float" office:value="109.956189330814" calcext:value-type="float">
            <text:p>110</text:p>
          </table:table-cell>
          <table:table-cell table:formula="of:=16384/[.J6]" office:value-type="float" office:value="149.0048" calcext:value-type="float">
            <text:p>149</text:p>
          </table:table-cell>
        </table:table-row>
        <table:table-row table:style-name="ro1">
          <table:table-cell table:style-name="ce1" office:value-type="string" calcext:value-type="string">
            <text:p>F#4/Gb4</text:p>
          </table:table-cell>
          <table:table-cell table:style-name="ce1" office:value-type="float" office:value="369.99" calcext:value-type="float">
            <text:p>369,99</text:p>
          </table:table-cell>
          <table:table-cell table:style-name="ce1" table:formula="of:=8000/[.B7]" office:value-type="float" office:value="21.6222060055677" calcext:value-type="float">
            <text:p>21,6222060056</text:p>
          </table:table-cell>
          <table:table-cell table:formula="of:=[.C7]*4" office:value-type="float" office:value="86.4888240222709" calcext:value-type="float">
            <text:p>86</text:p>
          </table:table-cell>
          <table:table-cell table:formula="of:=16384/[.D7]" office:value-type="float" office:value="189.43488" calcext:value-type="float">
            <text:p>189</text:p>
          </table:table-cell>
          <table:table-cell table:formula="of:=9375/[.B7]" office:value-type="float" office:value="25.3385226627747" calcext:value-type="float">
            <text:p>25,3385226628</text:p>
          </table:table-cell>
          <table:table-cell table:formula="of:=[.F7]*4" office:value-type="float" office:value="101.354090651099" calcext:value-type="float">
            <text:p>101</text:p>
          </table:table-cell>
          <table:table-cell table:formula="of:=16384/[.G7]" office:value-type="float" office:value="161.6510976" calcext:value-type="float">
            <text:p>162</text:p>
          </table:table-cell>
          <table:table-cell table:formula="of:=9600/[.B7]" office:value-type="float" office:value="25.9466472066813" calcext:value-type="float">
            <text:p>25,9466472067</text:p>
          </table:table-cell>
          <table:table-cell table:formula="of:=[.I7]*4" office:value-type="float" office:value="103.786588826725" calcext:value-type="float">
            <text:p>104</text:p>
          </table:table-cell>
          <table:table-cell table:formula="of:=16384/[.J7]" office:value-type="float" office:value="157.8624" calcext:value-type="float">
            <text:p>158</text:p>
          </table:table-cell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92" calcext:value-type="float">
            <text:p>392</text:p>
          </table:table-cell>
          <table:table-cell table:style-name="ce1" table:formula="of:=8000/[.B8]" office:value-type="float" office:value="20.4081632653061" calcext:value-type="float">
            <text:p>20,4081632653</text:p>
          </table:table-cell>
          <table:table-cell table:formula="of:=[.C8]*4" office:value-type="float" office:value="81.6326530612245" calcext:value-type="float">
            <text:p>82</text:p>
          </table:table-cell>
          <table:table-cell table:formula="of:=16384/[.D8]" office:value-type="float" office:value="200.704" calcext:value-type="float">
            <text:p>201</text:p>
          </table:table-cell>
          <table:table-cell table:formula="of:=9375/[.B8]" office:value-type="float" office:value="23.9158163265306" calcext:value-type="float">
            <text:p>23,9158163265</text:p>
          </table:table-cell>
          <table:table-cell table:formula="of:=[.F8]*4" office:value-type="float" office:value="95.6632653061225" calcext:value-type="float">
            <text:p>96</text:p>
          </table:table-cell>
          <table:table-cell table:formula="of:=16384/[.G8]" office:value-type="float" office:value="171.267413333333" calcext:value-type="float">
            <text:p>171</text:p>
          </table:table-cell>
          <table:table-cell table:formula="of:=9600/[.B8]" office:value-type="float" office:value="24.4897959183673" calcext:value-type="float">
            <text:p>24,4897959184</text:p>
          </table:table-cell>
          <table:table-cell table:formula="of:=[.I8]*4" office:value-type="float" office:value="97.9591836734694" calcext:value-type="float">
            <text:p>98</text:p>
          </table:table-cell>
          <table:table-cell table:formula="of:=16384/[.J8]" office:value-type="float" office:value="167.253333333333" calcext:value-type="float">
            <text:p>167</text:p>
          </table:table-cell>
        </table:table-row>
        <table:table-row table:style-name="ro1">
          <table:table-cell table:style-name="ce1" office:value-type="string" calcext:value-type="string">
            <text:p>G#4/Ab4</text:p>
          </table:table-cell>
          <table:table-cell table:style-name="ce1" office:value-type="float" office:value="415.3" calcext:value-type="float">
            <text:p>415,3</text:p>
          </table:table-cell>
          <table:table-cell table:style-name="ce1" table:formula="of:=8000/[.B9]" office:value-type="float" office:value="19.2631832410306" calcext:value-type="float">
            <text:p>19,263183241</text:p>
          </table:table-cell>
          <table:table-cell table:formula="of:=[.C9]*4" office:value-type="float" office:value="77.0527329641223" calcext:value-type="float">
            <text:p>77</text:p>
          </table:table-cell>
          <table:table-cell table:formula="of:=16384/[.D9]" office:value-type="float" office:value="212.6336" calcext:value-type="float">
            <text:p>213</text:p>
          </table:table-cell>
          <table:table-cell table:formula="of:=9375/[.B9]" office:value-type="float" office:value="22.5740428605827" calcext:value-type="float">
            <text:p>22,5740428606</text:p>
          </table:table-cell>
          <table:table-cell table:formula="of:=[.F9]*4" office:value-type="float" office:value="90.2961714423308" calcext:value-type="float">
            <text:p>90</text:p>
          </table:table-cell>
          <table:table-cell table:formula="of:=16384/[.G9]" office:value-type="float" office:value="181.447338666667" calcext:value-type="float">
            <text:p>181</text:p>
          </table:table-cell>
          <table:table-cell table:formula="of:=9600/[.B9]" office:value-type="float" office:value="23.1158198892367" calcext:value-type="float">
            <text:p>23,1158198892</text:p>
          </table:table-cell>
          <table:table-cell table:formula="of:=[.I9]*4" office:value-type="float" office:value="92.4632795569468" calcext:value-type="float">
            <text:p>92</text:p>
          </table:table-cell>
          <table:table-cell table:formula="of:=16384/[.J9]" office:value-type="float" office:value="177.194666666667" calcext:value-type="float">
            <text:p>177</text:p>
          </table:table-cell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440" calcext:value-type="float">
            <text:p>440</text:p>
          </table:table-cell>
          <table:table-cell table:style-name="ce1" table:formula="of:=8000/[.B10]" office:value-type="float" office:value="18.1818181818182" calcext:value-type="float">
            <text:p>18,1818181818</text:p>
          </table:table-cell>
          <table:table-cell table:formula="of:=[.C10]*4" office:value-type="float" office:value="72.7272727272727" calcext:value-type="float">
            <text:p>73</text:p>
          </table:table-cell>
          <table:table-cell table:formula="of:=16384/[.D10]" office:value-type="float" office:value="225.28" calcext:value-type="float">
            <text:p>225</text:p>
          </table:table-cell>
          <table:table-cell table:formula="of:=9375/[.B10]" office:value-type="float" office:value="21.3068181818182" calcext:value-type="float">
            <text:p>21,3068181818</text:p>
          </table:table-cell>
          <table:table-cell table:formula="of:=[.F10]*4" office:value-type="float" office:value="85.2272727272727" calcext:value-type="float">
            <text:p>85</text:p>
          </table:table-cell>
          <table:table-cell table:formula="of:=16384/[.G10]" office:value-type="float" office:value="192.238933333333" calcext:value-type="float">
            <text:p>192</text:p>
          </table:table-cell>
          <table:table-cell table:formula="of:=9600/[.B10]" office:value-type="float" office:value="21.8181818181818" calcext:value-type="float">
            <text:p>21,8181818182</text:p>
          </table:table-cell>
          <table:table-cell table:formula="of:=[.I10]*4" office:value-type="float" office:value="87.2727272727273" calcext:value-type="float">
            <text:p>87</text:p>
          </table:table-cell>
          <table:table-cell table:formula="of:=16384/[.J10]" office:value-type="float" office:value="187.733333333333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A#4/Bb4</text:p>
          </table:table-cell>
          <table:table-cell table:style-name="ce1" office:value-type="float" office:value="466.16" calcext:value-type="float">
            <text:p>466,16</text:p>
          </table:table-cell>
          <table:table-cell table:style-name="ce1" table:formula="of:=8000/[.B11]" office:value-type="float" office:value="17.1614896172988" calcext:value-type="float">
            <text:p>17,1614896173</text:p>
          </table:table-cell>
          <table:table-cell table:formula="of:=[.C11]*4" office:value-type="float" office:value="68.6459584691951" calcext:value-type="float">
            <text:p>69</text:p>
          </table:table-cell>
          <table:table-cell table:formula="of:=16384/[.D11]" office:value-type="float" office:value="238.67392" calcext:value-type="float">
            <text:p>239</text:p>
          </table:table-cell>
          <table:table-cell table:formula="of:=9375/[.B11]" office:value-type="float" office:value="20.111120645272" calcext:value-type="float">
            <text:p>20,1111206453</text:p>
          </table:table-cell>
          <table:table-cell table:formula="of:=[.F11]*4" office:value-type="float" office:value="80.444482581088" calcext:value-type="float">
            <text:p>80</text:p>
          </table:table-cell>
          <table:table-cell table:formula="of:=16384/[.G11]" office:value-type="float" office:value="203.668411733333" calcext:value-type="float">
            <text:p>204</text:p>
          </table:table-cell>
          <table:table-cell table:formula="of:=9600/[.B11]" office:value-type="float" office:value="20.5937875407585" calcext:value-type="float">
            <text:p>20,5937875408</text:p>
          </table:table-cell>
          <table:table-cell table:formula="of:=[.I11]*4" office:value-type="float" office:value="82.3751501630342" calcext:value-type="float">
            <text:p>82</text:p>
          </table:table-cell>
          <table:table-cell table:formula="of:=16384/[.J11]" office:value-type="float" office:value="198.894933333333" calcext:value-type="float">
            <text:p>199</text:p>
          </table:table-cell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493.88" calcext:value-type="float">
            <text:p>493,88</text:p>
          </table:table-cell>
          <table:table-cell table:style-name="ce1" table:formula="of:=8000/[.B12]" office:value-type="float" office:value="16.198266785454" calcext:value-type="float">
            <text:p>16,1982667855</text:p>
          </table:table-cell>
          <table:table-cell table:formula="of:=[.C12]*4" office:value-type="float" office:value="64.7930671418158" calcext:value-type="float">
            <text:p>65</text:p>
          </table:table-cell>
          <table:table-cell table:formula="of:=16384/[.D12]" office:value-type="float" office:value="252.86656" calcext:value-type="float">
            <text:p>253</text:p>
          </table:table-cell>
          <table:table-cell table:formula="of:=9375/[.B12]" office:value-type="float" office:value="18.9823438892039" calcext:value-type="float">
            <text:p>18,9823438892</text:p>
          </table:table-cell>
          <table:table-cell table:formula="of:=[.F12]*4" office:value-type="float" office:value="75.9293755568154" calcext:value-type="float">
            <text:p>76</text:p>
          </table:table-cell>
          <table:table-cell table:formula="of:=16384/[.G12]" office:value-type="float" office:value="215.779464533333" calcext:value-type="float">
            <text:p>216</text:p>
          </table:table-cell>
          <table:table-cell table:formula="of:=9600/[.B12]" office:value-type="float" office:value="19.4379201425447" calcext:value-type="float">
            <text:p>19,4379201425</text:p>
          </table:table-cell>
          <table:table-cell table:formula="of:=[.I12]*4" office:value-type="float" office:value="77.751680570179" calcext:value-type="float">
            <text:p>78</text:p>
          </table:table-cell>
          <table:table-cell table:formula="of:=16384/[.J12]" office:value-type="float" office:value="210.722133333333" calcext:value-type="float">
            <text:p>211</text:p>
          </table:table-cell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523.25" calcext:value-type="float">
            <text:p>523,25</text:p>
          </table:table-cell>
          <table:table-cell table:style-name="ce1" table:formula="of:=8000/[.B13]" office:value-type="float" office:value="15.2890587673196" calcext:value-type="float">
            <text:p>15,2890587673</text:p>
          </table:table-cell>
          <table:table-cell table:formula="of:=[.C1]*2" office:value-type="float" office:value="61.155066315025" calcext:value-type="float">
            <text:p>61</text:p>
          </table:table-cell>
          <table:table-cell table:formula="of:=16384/[.D13]" office:value-type="float" office:value="267.90912" calcext:value-type="float">
            <text:p>268</text:p>
          </table:table-cell>
          <table:table-cell table:formula="of:=9375/[.B13]" office:value-type="float" office:value="17.9168657429527" calcext:value-type="float">
            <text:p>17,916865743</text:p>
          </table:table-cell>
          <table:table-cell table:formula="of:=[.F1]*2" office:value-type="float" office:value="71.66609333792" calcext:value-type="float">
            <text:p>72</text:p>
          </table:table-cell>
          <table:table-cell table:formula="of:=16384/[.G13]" office:value-type="float" office:value="228.6157824" calcext:value-type="float">
            <text:p>229</text:p>
          </table:table-cell>
          <table:table-cell table:formula="of:=9600/[.B13]" office:value-type="float" office:value="18.3468705207836" calcext:value-type="float">
            <text:p>18,3468705208</text:p>
          </table:table-cell>
          <table:table-cell table:formula="of:=[.I1]*2" office:value-type="float" office:value="73.38607957803" calcext:value-type="float">
            <text:p>73</text:p>
          </table:table-cell>
          <table:table-cell table:formula="of:=16384/[.J13]" office:value-type="float" office:value="223.2576" calcext:value-type="float">
            <text:p>223</text:p>
          </table:table-cell>
        </table:table-row>
        <table:table-row table:style-name="ro2">
          <table:table-cell table:number-columns-repeated="3"/>
          <table:table-cell table:formula="of:=[.C2]*2" office:value-type="float" office:value="57.7242225268778" calcext:value-type="float">
            <text:p>58</text:p>
          </table:table-cell>
          <table:table-cell table:formula="of:=16384/[.D14]" office:value-type="float" office:value="283.83232" calcext:value-type="float">
            <text:p>284</text:p>
          </table:table-cell>
          <table:table-cell/>
          <table:table-cell table:formula="of:=[.F2]*2" office:value-type="float" office:value="67.645573273685" calcext:value-type="float">
            <text:p>68</text:p>
          </table:table-cell>
          <table:table-cell table:formula="of:=16384/[.G14]" office:value-type="float" office:value="242.203579733333" calcext:value-type="float">
            <text:p>242</text:p>
          </table:table-cell>
          <table:table-cell/>
          <table:table-cell table:formula="of:=[.I2]*2" office:value-type="float" office:value="69.2690670322534" calcext:value-type="float">
            <text:p>69</text:p>
          </table:table-cell>
          <table:table-cell table:formula="of:=16384/[.J14]" office:value-type="float" office:value="236.526933333333" calcext:value-type="float">
            <text:p>237</text:p>
          </table:table-cell>
        </table:table-row>
        <table:table-row table:style-name="ro2">
          <table:table-cell table:number-columns-repeated="3"/>
          <table:table-cell table:formula="of:=[.C3]*2" office:value-type="float" office:value="54.4847783150582" calcext:value-type="float">
            <text:p>54</text:p>
          </table:table-cell>
          <table:table-cell table:formula="of:=16384/[.D15]" office:value-type="float" office:value="300.70784" calcext:value-type="float">
            <text:p>301</text:p>
          </table:table-cell>
          <table:table-cell/>
          <table:table-cell table:formula="of:=[.F3]*2" office:value-type="float" office:value="63.8493495879589" calcext:value-type="float">
            <text:p>64</text:p>
          </table:table-cell>
          <table:table-cell table:formula="of:=16384/[.G15]" office:value-type="float" office:value="256.604023466667" calcext:value-type="float">
            <text:p>257</text:p>
          </table:table-cell>
          <table:table-cell/>
          <table:table-cell table:formula="of:=[.I3]*2" office:value-type="float" office:value="65.3817339780699" calcext:value-type="float">
            <text:p>65</text:p>
          </table:table-cell>
          <table:table-cell table:formula="of:=16384/[.J15]" office:value-type="float" office:value="250.589866666667" calcext:value-type="float">
            <text:p>251</text:p>
          </table:table-cell>
        </table:table-row>
        <table:table-row table:style-name="ro2">
          <table:table-cell table:number-columns-repeated="3"/>
          <table:table-cell table:formula="of:=[.C4]*2" office:value-type="float" office:value="51.4254491691576" calcext:value-type="float">
            <text:p>51</text:p>
          </table:table-cell>
          <table:table-cell table:formula="of:=16384/[.D16]" office:value-type="float" office:value="318.59712" calcext:value-type="float">
            <text:p>319</text:p>
          </table:table-cell>
          <table:table-cell/>
          <table:table-cell table:formula="of:=[.F4]*2" office:value-type="float" office:value="60.2641982451066" calcext:value-type="float">
            <text:p>60</text:p>
          </table:table-cell>
          <table:table-cell table:formula="of:=16384/[.G16]" office:value-type="float" office:value="271.8695424" calcext:value-type="float">
            <text:p>272</text:p>
          </table:table-cell>
          <table:table-cell/>
          <table:table-cell table:formula="of:=[.I4]*2" office:value-type="float" office:value="61.7105390029891" calcext:value-type="float">
            <text:p>62</text:p>
          </table:table-cell>
          <table:table-cell table:formula="of:=16384/[.J16]" office:value-type="float" office:value="265.4976" calcext:value-type="float">
            <text:p>265</text:p>
          </table:table-cell>
        </table:table-row>
        <table:table-row table:style-name="ro2">
          <table:table-cell table:number-columns-repeated="3"/>
          <table:table-cell table:formula="of:=[.C5]*2" office:value-type="float" office:value="48.5392713041895" calcext:value-type="float">
            <text:p>49</text:p>
          </table:table-cell>
          <table:table-cell table:formula="of:=16384/[.D17]" office:value-type="float" office:value="337.54112" calcext:value-type="float">
            <text:p>338</text:p>
          </table:table-cell>
          <table:table-cell/>
          <table:table-cell table:formula="of:=[.F5]*2" office:value-type="float" office:value="56.8819585595971" calcext:value-type="float">
            <text:p>57</text:p>
          </table:table-cell>
          <table:table-cell table:formula="of:=16384/[.G17]" office:value-type="float" office:value="288.035089066667" calcext:value-type="float">
            <text:p>288</text:p>
          </table:table-cell>
          <table:table-cell/>
          <table:table-cell table:formula="of:=[.I5]*2" office:value-type="float" office:value="58.2471255650275" calcext:value-type="float">
            <text:p>58</text:p>
          </table:table-cell>
          <table:table-cell table:formula="of:=16384/[.J17]" office:value-type="float" office:value="281.284266666667" calcext:value-type="float">
            <text:p>281</text:p>
          </table:table-cell>
        </table:table-row>
        <table:table-row table:style-name="ro2">
          <table:table-cell table:number-columns-repeated="3"/>
          <table:table-cell table:formula="of:=[.C6]*2" office:value-type="float" office:value="45.815078887839" calcext:value-type="float">
            <text:p>46</text:p>
          </table:table-cell>
          <table:table-cell table:formula="of:=16384/[.D18]" office:value-type="float" office:value="357.61152" calcext:value-type="float">
            <text:p>358</text:p>
          </table:table-cell>
          <table:table-cell/>
          <table:table-cell table:formula="of:=[.F6]*2" office:value-type="float" office:value="53.6895455716863" calcext:value-type="float">
            <text:p>54</text:p>
          </table:table-cell>
          <table:table-cell table:formula="of:=16384/[.G18]" office:value-type="float" office:value="305.1618304" calcext:value-type="float">
            <text:p>305</text:p>
          </table:table-cell>
          <table:table-cell/>
          <table:table-cell table:formula="of:=[.I6]*2" office:value-type="float" office:value="54.9780946654068" calcext:value-type="float">
            <text:p>55</text:p>
          </table:table-cell>
          <table:table-cell table:formula="of:=16384/[.J18]" office:value-type="float" office:value="298.0096" calcext:value-type="float">
            <text:p>298</text:p>
          </table:table-cell>
        </table:table-row>
        <table:table-row table:style-name="ro2">
          <table:table-cell table:number-columns-repeated="3"/>
          <table:table-cell table:formula="of:=[.C7]*2" office:value-type="float" office:value="43.2444120111354" calcext:value-type="float">
            <text:p>43</text:p>
          </table:table-cell>
          <table:table-cell table:formula="of:=16384/[.D19]" office:value-type="float" office:value="378.86976" calcext:value-type="float">
            <text:p>379</text:p>
          </table:table-cell>
          <table:table-cell/>
          <table:table-cell table:formula="of:=[.F7]*2" office:value-type="float" office:value="50.6770453255493" calcext:value-type="float">
            <text:p>51</text:p>
          </table:table-cell>
          <table:table-cell table:formula="of:=16384/[.G19]" office:value-type="float" office:value="323.3021952" calcext:value-type="float">
            <text:p>323</text:p>
          </table:table-cell>
          <table:table-cell/>
          <table:table-cell table:formula="of:=[.I7]*2" office:value-type="float" office:value="51.8932944133625" calcext:value-type="float">
            <text:p>52</text:p>
          </table:table-cell>
          <table:table-cell table:formula="of:=16384/[.J19]" office:value-type="float" office:value="315.7248" calcext:value-type="float">
            <text:p>316</text:p>
          </table:table-cell>
        </table:table-row>
        <table:table-row table:style-name="ro2">
          <table:table-cell table:number-columns-repeated="3"/>
          <table:table-cell table:formula="of:=[.C8]*2" office:value-type="float" office:value="40.8163265306122" calcext:value-type="float">
            <text:p>41</text:p>
          </table:table-cell>
          <table:table-cell table:formula="of:=16384/[.D20]" office:value-type="float" office:value="401.408" calcext:value-type="float">
            <text:p>401</text:p>
          </table:table-cell>
          <table:table-cell/>
          <table:table-cell table:formula="of:=[.F8]*2" office:value-type="float" office:value="47.8316326530612" calcext:value-type="float">
            <text:p>48</text:p>
          </table:table-cell>
          <table:table-cell table:formula="of:=16384/[.G20]" office:value-type="float" office:value="342.534826666667" calcext:value-type="float">
            <text:p>343</text:p>
          </table:table-cell>
          <table:table-cell/>
          <table:table-cell table:formula="of:=[.I8]*2" office:value-type="float" office:value="48.9795918367347" calcext:value-type="float">
            <text:p>49</text:p>
          </table:table-cell>
          <table:table-cell table:formula="of:=16384/[.J20]" office:value-type="float" office:value="334.506666666667" calcext:value-type="float">
            <text:p>335</text:p>
          </table:table-cell>
        </table:table-row>
        <table:table-row table:style-name="ro2">
          <table:table-cell table:number-columns-repeated="3"/>
          <table:table-cell table:formula="of:=[.C9]*2" office:value-type="float" office:value="38.5263664820612" calcext:value-type="float">
            <text:p>39</text:p>
          </table:table-cell>
          <table:table-cell table:formula="of:=16384/[.D21]" office:value-type="float" office:value="425.2672" calcext:value-type="float">
            <text:p>425</text:p>
          </table:table-cell>
          <table:table-cell/>
          <table:table-cell table:formula="of:=[.F9]*2" office:value-type="float" office:value="45.1480857211654" calcext:value-type="float">
            <text:p>45</text:p>
          </table:table-cell>
          <table:table-cell table:formula="of:=16384/[.G21]" office:value-type="float" office:value="362.894677333333" calcext:value-type="float">
            <text:p>363</text:p>
          </table:table-cell>
          <table:table-cell/>
          <table:table-cell table:formula="of:=[.I9]*2" office:value-type="float" office:value="46.2316397784734" calcext:value-type="float">
            <text:p>46</text:p>
          </table:table-cell>
          <table:table-cell table:formula="of:=16384/[.J21]" office:value-type="float" office:value="354.389333333333" calcext:value-type="float">
            <text:p>354</text:p>
          </table:table-cell>
        </table:table-row>
        <table:table-row table:style-name="ro2">
          <table:table-cell table:number-columns-repeated="3"/>
          <table:table-cell table:formula="of:=[.C10]*2" office:value-type="float" office:value="36.3636363636364" calcext:value-type="float">
            <text:p>36</text:p>
          </table:table-cell>
          <table:table-cell table:formula="of:=16384/[.D22]" office:value-type="float" office:value="450.56" calcext:value-type="float">
            <text:p>451</text:p>
          </table:table-cell>
          <table:table-cell/>
          <table:table-cell table:formula="of:=[.F10]*2" office:value-type="float" office:value="42.6136363636364" calcext:value-type="float">
            <text:p>43</text:p>
          </table:table-cell>
          <table:table-cell table:formula="of:=16384/[.G22]" office:value-type="float" office:value="384.477866666667" calcext:value-type="float">
            <text:p>384</text:p>
          </table:table-cell>
          <table:table-cell/>
          <table:table-cell table:formula="of:=[.I10]*2" office:value-type="float" office:value="43.6363636363636" calcext:value-type="float">
            <text:p>44</text:p>
          </table:table-cell>
          <table:table-cell table:formula="of:=16384/[.J22]" office:value-type="float" office:value="375.466666666667" calcext:value-type="float">
            <text:p>375</text:p>
          </table:table-cell>
        </table:table-row>
        <table:table-row table:style-name="ro2">
          <table:table-cell table:number-columns-repeated="3"/>
          <table:table-cell table:formula="of:=[.C11]*2" office:value-type="float" office:value="34.3229792345976" calcext:value-type="float">
            <text:p>34</text:p>
          </table:table-cell>
          <table:table-cell table:formula="of:=16384/[.D23]" office:value-type="float" office:value="477.34784" calcext:value-type="float">
            <text:p>477</text:p>
          </table:table-cell>
          <table:table-cell/>
          <table:table-cell table:formula="of:=[.F11]*2" office:value-type="float" office:value="40.222241290544" calcext:value-type="float">
            <text:p>40</text:p>
          </table:table-cell>
          <table:table-cell table:formula="of:=16384/[.G23]" office:value-type="float" office:value="407.336823466667" calcext:value-type="float">
            <text:p>407</text:p>
          </table:table-cell>
          <table:table-cell/>
          <table:table-cell table:formula="of:=[.I11]*2" office:value-type="float" office:value="41.1875750815171" calcext:value-type="float">
            <text:p>41</text:p>
          </table:table-cell>
          <table:table-cell table:formula="of:=16384/[.J23]" office:value-type="float" office:value="397.789866666667" calcext:value-type="float">
            <text:p>398</text:p>
          </table:table-cell>
        </table:table-row>
        <table:table-row table:style-name="ro2">
          <table:table-cell table:number-columns-repeated="3"/>
          <table:table-cell table:formula="of:=[.C12]*2" office:value-type="float" office:value="32.3965335709079" calcext:value-type="float">
            <text:p>32</text:p>
          </table:table-cell>
          <table:table-cell table:formula="of:=16384/[.D24]" office:value-type="float" office:value="505.73312" calcext:value-type="float">
            <text:p>506</text:p>
          </table:table-cell>
          <table:table-cell/>
          <table:table-cell table:formula="of:=[.F12]*2" office:value-type="float" office:value="37.9646877784077" calcext:value-type="float">
            <text:p>38</text:p>
          </table:table-cell>
          <table:table-cell table:formula="of:=16384/[.G24]" office:value-type="float" office:value="431.558929066667" calcext:value-type="float">
            <text:p>432</text:p>
          </table:table-cell>
          <table:table-cell/>
          <table:table-cell table:formula="of:=[.I12]*2" office:value-type="float" office:value="38.8758402850895" calcext:value-type="float">
            <text:p>39</text:p>
          </table:table-cell>
          <table:table-cell table:formula="of:=16384/[.J24]" office:value-type="float" office:value="421.444266666667" calcext:value-type="float">
            <text:p>421</text:p>
          </table:table-cell>
        </table:table-row>
        <table:table-row table:style-name="ro2">
          <table:table-cell table:number-columns-repeated="3"/>
          <table:table-cell table:formula="of:=[.C1]" office:value-type="float" office:value="30.5775331575125" calcext:value-type="float">
            <text:p>31</text:p>
          </table:table-cell>
          <table:table-cell table:formula="of:=16384/[.D25]" office:value-type="float" office:value="535.81824" calcext:value-type="float">
            <text:p>536</text:p>
          </table:table-cell>
          <table:table-cell/>
          <table:table-cell table:formula="of:=[.F1]" office:value-type="float" office:value="35.83304666896" calcext:value-type="float">
            <text:p>36</text:p>
          </table:table-cell>
          <table:table-cell table:formula="of:=16384/[.G25]" office:value-type="float" office:value="457.2315648" calcext:value-type="float">
            <text:p>457</text:p>
          </table:table-cell>
          <table:table-cell/>
          <table:table-cell table:formula="of:=[.I1]" office:value-type="float" office:value="36.693039789015" calcext:value-type="float">
            <text:p>37</text:p>
          </table:table-cell>
          <table:table-cell table:formula="of:=16384/[.J25]" office:value-type="float" office:value="446.5152" calcext:value-type="float">
            <text:p>447</text:p>
          </table:table-cell>
        </table:table-row>
        <table:table-row table:style-name="ro2">
          <table:table-cell table:number-columns-repeated="3"/>
          <table:table-cell table:formula="of:=[.C2]" office:value-type="float" office:value="28.8621112634389" calcext:value-type="float">
            <text:p>29</text:p>
          </table:table-cell>
          <table:table-cell table:formula="of:=16384/[.D26]" office:value-type="float" office:value="567.66464" calcext:value-type="float">
            <text:p>568</text:p>
          </table:table-cell>
          <table:table-cell/>
          <table:table-cell table:formula="of:=[.F2]" office:value-type="float" office:value="33.8227866368425" calcext:value-type="float">
            <text:p>34</text:p>
          </table:table-cell>
          <table:table-cell table:formula="of:=16384/[.G26]" office:value-type="float" office:value="484.407159466667" calcext:value-type="float">
            <text:p>484</text:p>
          </table:table-cell>
          <table:table-cell/>
          <table:table-cell table:formula="of:=[.I2]" office:value-type="float" office:value="34.6345335161267" calcext:value-type="float">
            <text:p>35</text:p>
          </table:table-cell>
          <table:table-cell table:formula="of:=16384/[.J26]" office:value-type="float" office:value="473.053866666667" calcext:value-type="float">
            <text:p>473</text:p>
          </table:table-cell>
        </table:table-row>
        <table:table-row table:style-name="ro2">
          <table:table-cell table:number-columns-repeated="3"/>
          <table:table-cell table:formula="of:=[.C3]" office:value-type="float" office:value="27.2423891575291" calcext:value-type="float">
            <text:p>27</text:p>
          </table:table-cell>
          <table:table-cell table:formula="of:=16384/[.D27]" office:value-type="float" office:value="601.41568" calcext:value-type="float">
            <text:p>601</text:p>
          </table:table-cell>
          <table:table-cell/>
          <table:table-cell table:formula="of:=[.F3]" office:value-type="float" office:value="31.9246747939794" calcext:value-type="float">
            <text:p>32</text:p>
          </table:table-cell>
          <table:table-cell table:formula="of:=16384/[.G27]" office:value-type="float" office:value="513.208046933333" calcext:value-type="float">
            <text:p>513</text:p>
          </table:table-cell>
          <table:table-cell/>
          <table:table-cell table:formula="of:=[.I3]" office:value-type="float" office:value="32.6908669890349" calcext:value-type="float">
            <text:p>33</text:p>
          </table:table-cell>
          <table:table-cell table:formula="of:=16384/[.J27]" office:value-type="float" office:value="501.179733333333" calcext:value-type="float">
            <text:p>501</text:p>
          </table:table-cell>
        </table:table-row>
        <table:table-row table:style-name="ro2">
          <table:table-cell table:number-columns-repeated="3"/>
          <table:table-cell table:formula="of:=[.C4]" office:value-type="float" office:value="25.7127245845788" calcext:value-type="float">
            <text:p>26</text:p>
          </table:table-cell>
          <table:table-cell table:formula="of:=16384/[.D28]" office:value-type="float" office:value="637.19424" calcext:value-type="float">
            <text:p>637</text:p>
          </table:table-cell>
          <table:table-cell/>
          <table:table-cell table:formula="of:=[.F4]" office:value-type="float" office:value="30.1320991225533" calcext:value-type="float">
            <text:p>30</text:p>
          </table:table-cell>
          <table:table-cell table:formula="of:=16384/[.G28]" office:value-type="float" office:value="543.7390848" calcext:value-type="float">
            <text:p>544</text:p>
          </table:table-cell>
          <table:table-cell/>
          <table:table-cell table:formula="of:=[.I4]" office:value-type="float" office:value="30.8552695014946" calcext:value-type="float">
            <text:p>31</text:p>
          </table:table-cell>
          <table:table-cell table:formula="of:=16384/[.J28]" office:value-type="float" office:value="530.9952" calcext:value-type="float">
            <text:p>531</text:p>
          </table:table-cell>
        </table:table-row>
        <table:table-row table:style-name="ro2">
          <table:table-cell table:number-columns-repeated="3"/>
          <table:table-cell table:formula="of:=[.C5]" office:value-type="float" office:value="24.2696356520948" calcext:value-type="float">
            <text:p>24</text:p>
          </table:table-cell>
          <table:table-cell table:formula="of:=16384/[.D29]" office:value-type="float" office:value="675.082239999999" calcext:value-type="float">
            <text:p>675</text:p>
          </table:table-cell>
          <table:table-cell/>
          <table:table-cell table:formula="of:=[.F5]" office:value-type="float" office:value="28.4409792797986" calcext:value-type="float">
            <text:p>28</text:p>
          </table:table-cell>
          <table:table-cell table:formula="of:=16384/[.G29]" office:value-type="float" office:value="576.070178133333" calcext:value-type="float">
            <text:p>576</text:p>
          </table:table-cell>
          <table:table-cell/>
          <table:table-cell table:formula="of:=[.I5]" office:value-type="float" office:value="29.1235627825137" calcext:value-type="float">
            <text:p>29</text:p>
          </table:table-cell>
          <table:table-cell table:formula="of:=16384/[.J29]" office:value-type="float" office:value="562.568533333333" calcext:value-type="float">
            <text:p>563</text:p>
          </table:table-cell>
        </table:table-row>
        <table:table-row table:style-name="ro2">
          <table:table-cell table:number-columns-repeated="3"/>
          <table:table-cell table:formula="of:=[.C6]" office:value-type="float" office:value="22.9075394439195" calcext:value-type="float">
            <text:p>23</text:p>
          </table:table-cell>
          <table:table-cell table:formula="of:=16384/[.D30]" office:value-type="float" office:value="715.223039999999" calcext:value-type="float">
            <text:p>715</text:p>
          </table:table-cell>
          <table:table-cell/>
          <table:table-cell table:formula="of:=[.F6]" office:value-type="float" office:value="26.8447727858431" calcext:value-type="float">
            <text:p>27</text:p>
          </table:table-cell>
          <table:table-cell table:formula="of:=16384/[.G30]" office:value-type="float" office:value="610.3236608" calcext:value-type="float">
            <text:p>610</text:p>
          </table:table-cell>
          <table:table-cell/>
          <table:table-cell table:formula="of:=[.I6]" office:value-type="float" office:value="27.4890473327034" calcext:value-type="float">
            <text:p>27</text:p>
          </table:table-cell>
          <table:table-cell table:formula="of:=16384/[.J30]" office:value-type="float" office:value="596.0192" calcext:value-type="float">
            <text:p>596</text:p>
          </table:table-cell>
        </table:table-row>
        <table:table-row table:style-name="ro2">
          <table:table-cell table:number-columns-repeated="3"/>
          <table:table-cell table:formula="of:=[.C7]" office:value-type="float" office:value="21.6222060055677" calcext:value-type="float">
            <text:p>22</text:p>
          </table:table-cell>
          <table:table-cell table:formula="of:=16384/[.D31]" office:value-type="float" office:value="757.739520000001" calcext:value-type="float">
            <text:p>758</text:p>
          </table:table-cell>
          <table:table-cell/>
          <table:table-cell table:formula="of:=[.F7]" office:value-type="float" office:value="25.3385226627747" calcext:value-type="float">
            <text:p>25</text:p>
          </table:table-cell>
          <table:table-cell table:formula="of:=16384/[.G31]" office:value-type="float" office:value="646.6043904" calcext:value-type="float">
            <text:p>647</text:p>
          </table:table-cell>
          <table:table-cell/>
          <table:table-cell table:formula="of:=[.I7]" office:value-type="float" office:value="25.9466472066813" calcext:value-type="float">
            <text:p>26</text:p>
          </table:table-cell>
          <table:table-cell table:formula="of:=16384/[.J31]" office:value-type="float" office:value="631.4496" calcext:value-type="float">
            <text:p>631</text:p>
          </table:table-cell>
        </table:table-row>
        <table:table-row table:style-name="ro2">
          <table:table-cell table:number-columns-repeated="3"/>
          <table:table-cell table:formula="of:=[.C8]" office:value-type="float" office:value="20.4081632653061" calcext:value-type="float">
            <text:p>20</text:p>
          </table:table-cell>
          <table:table-cell table:formula="of:=16384/[.D32]" office:value-type="float" office:value="802.816000000001" calcext:value-type="float">
            <text:p>803</text:p>
          </table:table-cell>
          <table:table-cell/>
          <table:table-cell table:formula="of:=[.F8]" office:value-type="float" office:value="23.9158163265306" calcext:value-type="float">
            <text:p>24</text:p>
          </table:table-cell>
          <table:table-cell table:formula="of:=16384/[.G32]" office:value-type="float" office:value="685.069653333333" calcext:value-type="float">
            <text:p>685</text:p>
          </table:table-cell>
          <table:table-cell/>
          <table:table-cell table:formula="of:=[.I8]" office:value-type="float" office:value="24.4897959183673" calcext:value-type="float">
            <text:p>24</text:p>
          </table:table-cell>
          <table:table-cell table:formula="of:=16384/[.J32]" office:value-type="float" office:value="669.013333333333" calcext:value-type="float">
            <text:p>669</text:p>
          </table:table-cell>
        </table:table-row>
        <table:table-row table:style-name="ro2">
          <table:table-cell table:number-columns-repeated="3"/>
          <table:table-cell table:formula="of:=[.C9]" office:value-type="float" office:value="19.2631832410306" calcext:value-type="float">
            <text:p>19</text:p>
          </table:table-cell>
          <table:table-cell table:formula="of:=16384/[.D33]" office:value-type="float" office:value="850.534399999999" calcext:value-type="float">
            <text:p>851</text:p>
          </table:table-cell>
          <table:table-cell/>
          <table:table-cell table:formula="of:=[.F9]" office:value-type="float" office:value="22.5740428605827" calcext:value-type="float">
            <text:p>23</text:p>
          </table:table-cell>
          <table:table-cell table:formula="of:=16384/[.G33]" office:value-type="float" office:value="725.789354666667" calcext:value-type="float">
            <text:p>726</text:p>
          </table:table-cell>
          <table:table-cell/>
          <table:table-cell table:formula="of:=[.I9]" office:value-type="float" office:value="23.1158198892367" calcext:value-type="float">
            <text:p>23</text:p>
          </table:table-cell>
          <table:table-cell table:formula="of:=16384/[.J33]" office:value-type="float" office:value="708.778666666667" calcext:value-type="float">
            <text:p>709</text:p>
          </table:table-cell>
        </table:table-row>
        <table:table-row table:style-name="ro2">
          <table:table-cell table:number-columns-repeated="3"/>
          <table:table-cell table:formula="of:=[.C10]" office:value-type="float" office:value="18.1818181818182" calcext:value-type="float">
            <text:p>18</text:p>
          </table:table-cell>
          <table:table-cell table:formula="of:=16384/[.D34]" office:value-type="float" office:value="901.119999999999" calcext:value-type="float">
            <text:p>901</text:p>
          </table:table-cell>
          <table:table-cell/>
          <table:table-cell table:formula="of:=[.F10]" office:value-type="float" office:value="21.3068181818182" calcext:value-type="float">
            <text:p>21</text:p>
          </table:table-cell>
          <table:table-cell table:formula="of:=16384/[.G34]" office:value-type="float" office:value="768.955733333333" calcext:value-type="float">
            <text:p>769</text:p>
          </table:table-cell>
          <table:table-cell/>
          <table:table-cell table:formula="of:=[.I10]" office:value-type="float" office:value="21.8181818181818" calcext:value-type="float">
            <text:p>22</text:p>
          </table:table-cell>
          <table:table-cell table:formula="of:=16384/[.J34]" office:value-type="float" office:value="750.933333333333" calcext:value-type="float">
            <text:p>751</text:p>
          </table:table-cell>
        </table:table-row>
        <table:table-row table:style-name="ro2">
          <table:table-cell table:number-columns-repeated="3"/>
          <table:table-cell table:formula="of:=[.C11]" office:value-type="float" office:value="17.1614896172988" calcext:value-type="float">
            <text:p>17</text:p>
          </table:table-cell>
          <table:table-cell table:formula="of:=16384/[.D35]" office:value-type="float" office:value="954.695679999999" calcext:value-type="float">
            <text:p>955</text:p>
          </table:table-cell>
          <table:table-cell/>
          <table:table-cell table:formula="of:=[.F11]" office:value-type="float" office:value="20.111120645272" calcext:value-type="float">
            <text:p>20</text:p>
          </table:table-cell>
          <table:table-cell table:formula="of:=16384/[.G35]" office:value-type="float" office:value="814.673646933333" calcext:value-type="float">
            <text:p>815</text:p>
          </table:table-cell>
          <table:table-cell/>
          <table:table-cell table:formula="of:=[.I11]" office:value-type="float" office:value="20.5937875407585" calcext:value-type="float">
            <text:p>21</text:p>
          </table:table-cell>
          <table:table-cell table:formula="of:=16384/[.J35]" office:value-type="float" office:value="795.579733333333" calcext:value-type="float">
            <text:p>796</text:p>
          </table:table-cell>
        </table:table-row>
        <table:table-row table:style-name="ro3" table:number-rows-repeated="104854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00-00-00</text:date>, <text:time style:data-style-name="N2" text:time-value="18:43:28.0784287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chim Fenkes</meta:initial-creator>
    <meta:creation-date>2012-07-31T21:56:37.66</meta:creation-date>
    <dc:date>2015-12-08T16:51:11.786451601</dc:date>
    <meta:editing-duration>P1DT3H40M5S</meta:editing-duration>
    <meta:editing-cycles>2</meta:editing-cycles>
    <meta:generator>LibreOffice/4.4.5.2$Linux_X86_64 LibreOffice_project/40m0$Build-2</meta:generator>
    <meta:document-statistic meta:table-count="3" meta:cell-count="275" meta:object-count="0"/>
  </office:meta>
</office:document-meta>
</file>